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4" table:default-cell-style-name="ce2"/>
        <table:table-column table:style-name="co3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994" table:default-cell-style-name="Default"/>
        <table:table-row table:style-name="ro1">
          <table:table-cell table:style-name="ce1"/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Agi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Level</text:p>
          </table:table-cell>
          <table:table-cell table:style-name="ce1"/>
          <table:table-cell table:style-name="ce1" office:value-type="string" calcext:value-type="string">
            <text:p>1h</text:p>
          </table:table-cell>
          <table:table-cell table:style-name="ce1" office:value-type="string" calcext:value-type="string">
            <text:p>2h</text:p>
          </table:table-cell>
          <table:table-cell table:style-name="ce1" office:value-type="string" calcext:value-type="string">
            <text:p>Pole</text:p>
          </table:table-cell>
          <table:table-cell table:style-name="ce1" office:value-type="string" calcext:value-type="string">
            <text:p>Bow</text:p>
          </table:table-cell>
          <table:table-cell table:style-name="ce1" office:value-type="string" calcext:value-type="string">
            <text:p>Xbow</text:p>
          </table:table-cell>
          <table:table-cell table:style-name="ce1" office:value-type="string" calcext:value-type="string">
            <text:p>Throw</text:p>
          </table:table-cell>
          <table:table-cell table:style-name="ce1"/>
          <table:table-cell table:style-name="ce1" office:value-type="string" calcext:value-type="string">
            <text:p>Ironflesh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Athle</text:p>
          </table:table-cell>
          <table:table-cell table:style-name="ce1" office:value-type="string" calcext:value-type="string">
            <text:p>Riding</text:p>
          </table:table-cell>
          <table:table-cell table:style-name="ce1" office:value-type="string" calcext:value-type="string">
            <text:p>HA</text:p>
          </table:table-cell>
          <table:table-cell table:style-name="ce1"/>
          <table:table-cell table:style-name="ce1" office:value-type="string" calcext:value-type="string">
            <text:p>Health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Levy Infan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]+[.C3]+[.D3]+[.E3]-23" office:value-type="float" office:value="9" calcext:value-type="float">
            <text:p>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]+[.O3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]+[.C4]+[.D4]+[.E4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]+[.O4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5]+[.C5]+[.D5]+[.E5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]+[.O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iliti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6]+[.C6]+[.D6]+[.E6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]+[.O6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iliti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]+[.C7]+[.D7]+[.E7]-23" office:value-type="float" office:value="5" calcext:value-type="float">
            <text:p>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8]+[.C8]+[.D8]+[.E8]-23" office:value-type="float" office:value="6" calcext:value-type="float">
            <text:p>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]+[.O8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9]+[.C9]+[.D9]+[.E9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]+[.O9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Levy Spea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]+[.C12]+[.D12]+[.E12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2]+[.O12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]+[.C13]+[.D13]+[.E13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]+[.O13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14]+[.C14]+[.D14]+[.E14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]+[.O14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evy Spearma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]+[.C15]+[.D15]+[.E15]-23" office:value-type="float" office:value="10" calcext:value-type="float">
            <text:p>1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5]+[.O15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evy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6]+[.C16]+[.D16]+[.E16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35+[.B16]+[.O16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evy Pikeman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]+[.C17]+[.D17]+[.E17]-23"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7]+[.O17]*2" office:value-type="float" office:value="60" calcext:value-type="float">
            <text:p>6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vy Range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]+[.C20]+[.D20]+[.E20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]+[.O20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1]+[.C21]+[.D21]+[.E21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]+[.O21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2]+[.C22]+[.D22]+[.E22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2]+[.O22]*2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iliti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3]+[.C23]+[.D23]+[.E23]-23" office:value-type="float" office:value="6" calcext:value-type="float">
            <text:p>6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3]+[.O2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4]+[.C24]+[.D24]+[.E2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]+[.O24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unter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5]+[.C25]+[.D25]+[.E25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25]+[.O25]*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un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26]+[.C26]+[.D26]+[.E26]-23"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6]+[.O26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27]+[.C27]+[.D27]+[.E27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7]+[.O27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evy 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]+[.C30]+[.D30]+[.E30]-23" office:value-type="float" office:value="11" calcext:value-type="float">
            <text:p>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]+[.O30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1]+[.C31]+[.D31]+[.E31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1]+[.O31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4]+[.C34]+[.D34]+[.E34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4]+[.O3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5]+[.C35]+[.D35]+[.E35]-23"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]+[.O35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36]+[.C36]+[.D36]+[.E36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6]+[.O36]*2" office:value-type="float" office:value="77" calcext:value-type="float">
            <text:p>7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7]+[.C37]+[.D37]+[.E37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7]+[.O37]*2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8]+[.C38]+[.D38]+[.E38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8]+[.O3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9]+[.C39]+[.D39]+[.E39]-23"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9]+[.O39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0]+[.C40]+[.D40]+[.E40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0]+[.O40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1]+[.C41]+[.D41]+[.E41]-23" office:value-type="float" office:value="19" calcext:value-type="float">
            <text:p>1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1]+[.O41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42]+[.C42]+[.D42]+[.E42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2]+[.O42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3]+[.C43]+[.D43]+[.E43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3]+[.O43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4]+[.C44]+[.D44]+[.E44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4]+[.O44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45]+[.C45]+[.D45]+[.E45]-23" office:value-type="float" office:value="50" calcext:value-type="float">
            <text:p>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5]+[.O45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46]+[.C46]+[.D46]+[.E46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46]+[.O46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47]+[.C47]+[.D47]+[.E47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47]+[.O47]*2" office:value-type="float" office:value="61" calcext:value-type="float">
            <text:p>6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48]+[.C48]+[.D48]+[.E48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48]+[.O48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49]+[.C49]+[.D49]+[.E49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9]+[.O49]*2" office:value-type="float" office:value="72" calcext:value-type="float">
            <text:p>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50]+[.C50]+[.D50]+[.E50]-23" office:value-type="float" office:value="46" calcext:value-type="float">
            <text:p>4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0]+[.O50]*2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1]+[.C51]+[.D51]+[.E51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1]+[.O51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2]+[.C52]+[.D52]+[.E52]-23" office:value-type="float" office:value="25" calcext:value-type="float">
            <text:p>2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2]+[.O52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53]+[.C53]+[.D53]+[.E53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53]+[.O53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Foot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54]+[.C54]+[.D54]+[.E54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4]+[.O54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55]+[.C55]+[.D55]+[.E55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5]+[.O55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56]+[.C56]+[.D56]+[.E56]-23" office:value-type="float" office:value="27" calcext:value-type="float">
            <text:p>2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56]+[.O56]*2" office:value-type="float" office:value="64" calcext:value-type="float">
            <text:p>6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9]+[.C59]+[.D59]+[.E59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0]+[.C60]+[.D60]+[.E60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60]+[.O6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61]+[.C61]+[.D61]+[.E6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1]+[.O61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62]+[.C62]+[.D62]+[.E62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2]+[.O62]*2" office:value-type="float" office:value="58" calcext:value-type="float">
            <text:p>5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3]+[.C63]+[.D63]+[.E63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3]+[.O6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kirmish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64]+[.C64]+[.D64]+[.E64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4]+[.O64]*2" office:value-type="float" office:value="57" calcext:value-type="float">
            <text:p>57</text:p>
          </table:table-cell>
          <table:table-cell table:number-columns-repeated="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15"/>
          <table:table-cell table:style-name="ce2"/>
          <table:table-cell/>
          <table:table-cell table:style-name="ce2"/>
          <table:table-cell table:number-columns-repeated="4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5]+[.C65]+[.D65]+[.E6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5]+[.O65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66]+[.C66]+[.D66]+[.E66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66]+[.O66]*2" office:value-type="float" office:value="51" calcext:value-type="float">
            <text:p>5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7]+[.C67]+[.D67]+[.E67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7]+[.O67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68]+[.C68]+[.D68]+[.E68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69]+[.C69]+[.D69]+[.E69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69]+[.O69]*2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0]+[.C70]+[.D70]+[.E70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0]+[.O70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71]+[.C71]+[.D71]+[.E7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71]+[.O71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72]+[.C72]+[.D72]+[.E72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72]+[.O72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73]+[.C73]+[.D73]+[.E73]-23"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3]+[.O73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pear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7]+[.C77]+[.D77]+[.E77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7]+[.O77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8]+[.C78]+[.D78]+[.E78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8]+[.O78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79]+[.C79]+[.D79]+[.E79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9]+[.O79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80]+[.C80]+[.D80]+[.E80]-23"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Light Spear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1]+[.C81]+[.D81]+[.E8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1]+[.O8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82]+[.C82]+[.D82]+[.E82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2]+[.O82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83]+[.C83]+[.D83]+[.E83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3]+[.O8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4]+[.O84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5]+[.C85]+[.D85]+[.E85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5]+[.O85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86]+[.C86]+[.D86]+[.E86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86]+[.O86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87]+[.C87]+[.D87]+[.E87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7]+[.O87]*2" office:value-type="float" office:value="70" calcext:value-type="float">
            <text:p>70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Pike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0]+[.C90]+[.D90]+[.E90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1]+[.C91]+[.D91]+[.E91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1]+[.O91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92]+[.O92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93]+[.C93]+[.D93]+[.E9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93]+[.O93]*2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94]+[.C94]+[.D94]+[.E94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4]+[.O94]*2" office:value-type="float" office:value="54" calcext:value-type="float">
            <text:p>5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95]+[.C95]+[.D95]+[.E95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5]+[.O95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8]+[.C98]+[.D98]+[.E9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8]+[.O98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99]+[.C99]+[.D99]+[.E9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99]+[.O99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0]+[.O10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1]+[.C101]+[.D101]+[.E10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01]+[.O101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02]+[.C102]+[.D102]+[.E102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02]+[.O102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03]+[.C103]+[.D103]+[.E10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3]+[.O103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04]+[.C104]+[.D104]+[.E104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4]+[.O104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105]+[.C105]+[.D105]+[.E105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5]+[.O105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106]+[.C106]+[.D106]+[.E106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6]+[.O106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7]+[.C107]+[.D107]+[.E10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7]+[.O107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08]+[.C108]+[.D108]+[.E108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8]+[.O108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9]+[.C109]+[.D109]+[.E109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9]+[.O109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10]+[.C110]+[.D110]+[.E110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0]+[.O110]*2" office:value-type="float" office:value="50" calcext:value-type="float">
            <text:p>50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1]+[.C111]+[.D111]+[.E11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1]+[.O11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2]+[.O112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3]+[.C113]+[.D113]+[.E113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3]+[.O113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14]+[.C114]+[.D114]+[.E114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4]+[.O114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5]+[.C115]+[.D115]+[.E115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5]+[.O115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6]+[.C116]+[.D116]+[.E116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6]+[.O116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7]+[.C117]+[.D117]+[.E117]-23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7]+[.O117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118]+[.C118]+[.D118]+[.E11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18]+[.O118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19]+[.C119]+[.D119]+[.E11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9]+[.O119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0]+[.C120]+[.D120]+[.E120]-23" office:value-type="float" office:value="23" calcext:value-type="float">
            <text:p>23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0]+[.O12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1]+[.C121]+[.D121]+[.E12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22]+[.C122]+[.D122]+[.E122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2]+[.O122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rossbowma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5]+[.C125]+[.D125]+[.E125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5]+[.O125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26]+[.C126]+[.D126]+[.E126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6]+[.O126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27]+[.C127]+[.D127]+[.E127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127]+[.O127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8]+[.C128]+[.D128]+[.E128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29]+[.C129]+[.D129]+[.E129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9]+[.O129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30]+[.C130]+[.D130]+[.E130]-23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31]+[.C131]+[.D131]+[.E131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1]+[.O13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2]+[.C132]+[.D132]+[.E132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2]+[.O132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3]+[.C133]+[.D133]+[.E133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3]+[.O133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4]+[.C134]+[.D134]+[.E134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4]+[.O134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aval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37]+[.C137]+[.D137]+[.E137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7]+[.O137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38]+[.C138]+[.D138]+[.E138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8]+[.O138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39]+[.C139]+[.D139]+[.E139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39]+[.O139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40]+[.C140]+[.D140]+[.E140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0]+[.O140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41]+[.C141]+[.D141]+[.E141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1]+[.O141]*2" office:value-type="float" office:value="73" calcext:value-type="float">
            <text:p>7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42]+[.C142]+[.D142]+[.E142]-23" office:value-type="float" office:value="16" calcext:value-type="float">
            <text:p>16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2]+[.O142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3]+[.C143]+[.D143]+[.E143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3]+[.O143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44]+[.C144]+[.D144]+[.E144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4]+[.O144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45]+[.C145]+[.D145]+[.E145]-23" office:value-type="float" office:value="24" calcext:value-type="float">
            <text:p>24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5]+[.O145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46]+[.C146]+[.D146]+[.E146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6]+[.O146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7]+[.C147]+[.D147]+[.E147]-23"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47]+[.O147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48]+[.C148]+[.D148]+[.E148]-23" office:value-type="float" office:value="23" calcext:value-type="float">
            <text:p>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8]+[.O148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Ri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49]+[.C149]+[.D149]+[.E149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49]+[.O149]*2" office:value-type="float" office:value="62" calcext:value-type="float">
            <text:p>6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Noble Cavalr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50]+[.C150]+[.D150]+[.E150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50]+[.O150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51]+[.C151]+[.D151]+[.E151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51]+[.O151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2]+[.C152]+[.D152]+[.E152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52]+[.O152]*2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3]+[.C153]+[.D153]+[.E153]-23"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35+[.B153]+[.O153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154]+[.C154]+[.D154]+[.E154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54]+[.O154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155]+[.C155]+[.D155]+[.E155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55]+[.O155]*2" office:value-type="float" office:value="61" calcext:value-type="float">
            <text:p>6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6]+[.C156]+[.D156]+[.E156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56]+[.O156]*2" office:value-type="float" office:value="57" calcext:value-type="float">
            <text:p>5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7]+[.C157]+[.D157]+[.E157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7]+[.O157]*2" office:value-type="float" office:value="64" calcext:value-type="float">
            <text:p>6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58]+[.C158]+[.D158]+[.E15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58]+[.O158]*2" office:value-type="float" office:value="58" calcext:value-type="float">
            <text:p>5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59]+[.C159]+[.D159]+[.E159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59]+[.O159]*2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60]+[.C160]+[.D160]+[.E160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0]+[.O160]*2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Rider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61]+[.C161]+[.D161]+[.E161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1]+[.O161]*2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62]+[.C162]+[.D162]+[.E162]-23" office:value-type="float" office:value="26" calcext:value-type="float">
            <text:p>2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2]+[.O162]*2" office:value-type="float" office:value="54" calcext:value-type="float">
            <text:p>5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63]+[.C163]+[.D163]+[.E16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3]+[.O163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64]+[.C164]+[.D164]+[.E164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4]+[.O164]*2" office:value-type="float" office:value="64" calcext:value-type="float">
            <text:p>6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5]+[.C165]+[.D165]+[.E165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5]+[.O165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66]+[.C166]+[.D166]+[.E166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66]+[.O166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9]+[.C169]+[.D169]+[.E169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69]+[.O169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170]+[.C170]+[.D170]+[.E170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0]+[.O170]*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1]+[.C171]+[.D171]+[.E171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1]+[.O17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2]+[.C172]+[.D172]+[.E17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2]+[.O172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73]+[.C173]+[.D173]+[.E173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3]+[.O173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174]+[.C174]+[.D174]+[.E174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175]+[.C175]+[.D175]+[.E175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5]+[.O175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76]+[.C176]+[.D176]+[.E176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6]+[.O176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77]+[.C177]+[.D177]+[.E177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77]+[.O177]*2" office:value-type="float" office:value="72" calcext:value-type="float">
            <text:p>7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78]+[.C178]+[.D178]+[.E178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8]+[.O178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79]+[.O179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0]+[.C180]+[.D180]+[.E180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180]+[.O180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81]+[.C181]+[.D181]+[.E181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1]+[.O181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82]+[.C182]+[.D182]+[.E18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2]+[.O182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3]+[.C183]+[.D183]+[.E18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83]+[.O183]*2" office:value-type="float" office:value="56" calcext:value-type="float">
            <text:p>56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Mounted Skirmis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6]+[.C186]+[.D186]+[.E186]-23"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86]+[.O186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87]+[.C187]+[.D187]+[.E187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87]+[.O187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88]+[.C188]+[.D188]+[.E188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8]+[.O188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89]+[.C189]+[.D189]+[.E189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9]+[.O189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90]+[.C190]+[.D190]+[.E190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90]+[.O190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1]+[.C191]+[.D191]+[.E191]-23" office:value-type="float" office:value="20" calcext:value-type="float">
            <text:p>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91]+[.O191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92]+[.C192]+[.D192]+[.E192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2]+[.O192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93]+[.C193]+[.D193]+[.E193]-23" office:value-type="float" office:value="24" calcext:value-type="float">
            <text:p>2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3]+[.O193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Noble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94]+[.C194]+[.D194]+[.E194]-23" office:value-type="float" office:value="46" calcext:value-type="float">
            <text:p>4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194]+[.O194]*2" office:value-type="float" office:value="61" calcext:value-type="float">
            <text:p>61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orse Arch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B197]+[.C197]+[.D197]+[.E19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97]+[.O197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8]+[.C198]+[.D198]+[.E198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8]+[.O198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99]+[.C199]+[.D199]+[.E199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9]+[.O199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200]+[.C200]+[.D200]+[.E200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00]+[.O200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201]+[.C201]+[.D201]+[.E201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1]+[.O20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02]+[.C202]+[.D202]+[.E202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2]+[.O202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Scout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03]+[.C203]+[.D203]+[.E203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03]+[.O203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04]+[.C204]+[.D204]+[.E204]-23"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4]+[.O204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05]+[.C205]+[.D205]+[.E20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05]+[.O205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206]+[.C206]+[.D206]+[.E206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06]+[.O206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7]+[.C207]+[.D207]+[.E207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07]+[.O207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08]+[.C208]+[.D208]+[.E208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08]+[.O208]*2" office:value-type="float" office:value="46" calcext:value-type="float">
            <text:p>46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09]+[.C209]+[.D209]+[.E209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09]+[.O209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210]+[.C210]+[.D210]+[.E210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0]+[.O210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11]+[.C211]+[.D211]+[.E211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11]+[.O21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12]+[.C212]+[.D212]+[.E212]-23"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2]+[.O212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13]+[.C213]+[.D213]+[.E21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213]+[.O213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Noble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214]+[.C214]+[.D214]+[.E214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214]+[.O214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15]+[.C215]+[.D215]+[.E215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15]+[.O215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hock Infant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Swordmast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18]+[.C218]+[.D218]+[.E21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18]+[.O21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19]+[.C219]+[.D219]+[.E219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19]+[.O219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0]+[.C220]+[.D220]+[.E220]-23" office:value-type="float" office:value="24" calcext:value-type="float">
            <text:p>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0]+[.O220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21]+[.C221]+[.D221]+[.E221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1]+[.O221]*2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22]+[.C222]+[.D222]+[.E222]-23"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2]+[.O222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23]+[.C223]+[.D223]+[.E223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23]+[.O223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24]+[.C224]+[.D224]+[.E224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24]+[.O224]*2" office:value-type="float" office:value="55" calcext:value-type="float">
            <text:p>5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5]+[.C225]+[.D225]+[.E225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5]+[.O225]*2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6]+[.C226]+[.D226]+[.E226]-23" office:value-type="float" office:value="21" calcext:value-type="float">
            <text:p>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6]+[.O226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27]+[.C227]+[.D227]+[.E227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27]+[.O227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28]+[.C228]+[.D228]+[.E22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28]+[.O228]*2" office:value-type="float" office:value="58" calcext:value-type="float">
            <text:p>58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31]+[.C231]+[.D231]+[.E231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1]+[.O231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32]+[.C232]+[.D232]+[.E232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2]+[.O232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3]+[.C233]+[.D233]+[.E233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3]+[.O233]*2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34]+[.C234]+[.D234]+[.E234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4]+[.O234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35]+[.C235]+[.D235]+[.E235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35]+[.O235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6]+[.C236]+[.D236]+[.E236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36]+[.O236]*2" office:value-type="float" office:value="63" calcext:value-type="float">
            <text:p>6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37]+[.C237]+[.D237]+[.E237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37]+[.O23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38]+[.C238]+[.D238]+[.E238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38]+[.O23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39]+[.C239]+[.D239]+[.E239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39]+[.O23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40]+[.C240]+[.D240]+[.E240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40]+[.O240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41]+[.C241]+[.D241]+[.E241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1]+[.O241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42]+[.C242]+[.D242]+[.E242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42]+[.O242]*2" office:value-type="float" office:value="65" calcext:value-type="float">
            <text:p>6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43]+[.C243]+[.D243]+[.E243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43]+[.O243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44]+[.C244]+[.D244]+[.E244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44]+[.O244]*2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45]+[.C245]+[.D245]+[.E245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45]+[.O245]*2" office:value-type="float" office:value="79" calcext:value-type="float">
            <text:p>79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dit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1h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Xbow</text:p>
          </table:table-cell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Ironfles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Athle</text:p>
          </table:table-cell>
          <table:table-cell office:value-type="string" calcext:value-type="string">
            <text:p>Riding</text:p>
          </table:table-cell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49]+[.C249]+[.D249]+[.E249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49]+[.O249]*2" office:value-type="float" office:value="47" calcext:value-type="float">
            <text:p>47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50]+[.C250]+[.D250]+[.E250]-23" office:value-type="float" office:value="14" calcext:value-type="float">
            <text:p>1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0]+[.O250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51]+[.C251]+[.D251]+[.E251]-23" office:value-type="float" office:value="20" calcext:value-type="float">
            <text:p>20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51]+[.O251]*2" office:value-type="float" office:value="53" calcext:value-type="float">
            <text:p>5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52]+[.C252]+[.D252]+[.E252]-23" office:value-type="float" office:value="15" calcext:value-type="float">
            <text:p>1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2]+[.O252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53]+[.C253]+[.D253]+[.E253]-23" office:value-type="float" office:value="19" calcext:value-type="float">
            <text:p>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3]+[.O253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54]+[.C254]+[.D254]+[.E254]-23" office:value-type="float" office:value="28" calcext:value-type="float">
            <text:p>28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54]+[.O25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55]+[.C255]+[.D255]+[.E255]-23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55]+[.O255]*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56]+[.C256]+[.D256]+[.E256]-23" office:value-type="float" office:value="12" calcext:value-type="float">
            <text:p>1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56]+[.O256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57]+[.C257]+[.D257]+[.E257]-23" office:value-type="float" office:value="12" calcext:value-type="float">
            <text:p>12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57]+[.O257]*2" office:value-type="float" office:value="49" calcext:value-type="float">
            <text:p>49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58]+[.C258]+[.D258]+[.E258]-23"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58]+[.O258]*2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59]+[.C259]+[.D259]+[.E259]-23" office:value-type="float" office:value="19" calcext:value-type="float">
            <text:p>1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59]+[.O259]*2" office:value-type="float" office:value="52" calcext:value-type="float">
            <text:p>5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60]+[.C260]+[.D260]+[.E260]-23" office:value-type="float" office:value="31" calcext:value-type="float">
            <text:p>3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60]+[.O260]*2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61]+[.C261]+[.D261]+[.E261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35+[.B261]+[.O261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262]+[.C262]+[.D262]+[.E262]-23" office:value-type="float" office:value="9" calcext:value-type="float">
            <text:p>9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62]+[.O262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63]+[.C263]+[.D263]+[.E263]-23" office:value-type="float" office:value="15" calcext:value-type="float">
            <text:p>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63]+[.O263]*2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64]+[.C264]+[.D264]+[.E264]-23"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4]+[.O264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65]+[.C265]+[.D265]+[.E265]-23" office:value-type="float" office:value="12" calcext:value-type="float">
            <text:p>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5]+[.O265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66]+[.C266]+[.D266]+[.E266]-23" office:value-type="float" office:value="31" calcext:value-type="float">
            <text:p>31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66]+[.O266]*2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67]+[.C267]+[.D267]+[.E267]-23" office:value-type="float" office:value="18" calcext:value-type="float">
            <text:p>1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7]+[.O267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68]+[.C268]+[.D268]+[.E268]-23" office:value-type="float" office:value="16" calcext:value-type="float">
            <text:p>1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68]+[.O268]*2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69]+[.C269]+[.D269]+[.E269]-23" office:value-type="float" office:value="27" calcext:value-type="float">
            <text:p>2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35+[.B269]+[.O269]*2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70]+[.C270]+[.D270]+[.E270]-23" office:value-type="float" office:value="23" calcext:value-type="float">
            <text:p>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0]+[.O270]*2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71]+[.C271]+[.D271]+[.E271]-23" office:value-type="float" office:value="24" calcext:value-type="float">
            <text:p>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71]+[.O271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72]+[.C272]+[.D272]+[.E272]-23" office:value-type="float" office:value="36" calcext:value-type="float">
            <text:p>3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72]+[.O272]*2" office:value-type="float" office:value="64" calcext:value-type="float">
            <text:p>6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3]+[.C273]+[.D273]+[.E273]-23" office:value-type="float" office:value="9" calcext:value-type="float">
            <text:p>9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3]+[.O273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4]+[.C274]+[.D274]+[.E274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74]+[.O274]*2" office:value-type="float" office:value="48" calcext:value-type="float">
            <text:p>48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75]+[.C275]+[.D275]+[.E275]-23" office:value-type="float" office:value="17" calcext:value-type="float">
            <text:p>17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35+[.B275]+[.O275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76]+[.C276]+[.D276]+[.E276]-23" office:value-type="float" office:value="13" calcext:value-type="float">
            <text:p>13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76]+[.O276]*2" office:value-type="float" office:value="43" calcext:value-type="float">
            <text:p>43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277]+[.C277]+[.D277]+[.E277]-23" office:value-type="float" office:value="11" calcext:value-type="float">
            <text:p>11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7]+[.O27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278]+[.C278]+[.D278]+[.E278]-23" office:value-type="float" office:value="29" calcext:value-type="float">
            <text:p>29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78]+[.O278]*2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79]+[.C279]+[.D279]+[.E279]-23" office:value-type="float" office:value="10" calcext:value-type="float">
            <text:p>1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79]+[.O279]*2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80]+[.C280]+[.D280]+[.E280]-23" office:value-type="float" office:value="13" calcext:value-type="float">
            <text:p>13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0]+[.O280]*2" office:value-type="float" office:value="45" calcext:value-type="float">
            <text:p>45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1]+[.C281]+[.D281]+[.E281]-23" office:value-type="float" office:value="14" calcext:value-type="float">
            <text:p>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81]+[.O281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2]+[.C282]+[.D282]+[.E282]-23" office:value-type="float" office:value="20" calcext:value-type="float">
            <text:p>2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35+[.B282]+[.O282]*2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3]+[.C283]+[.D283]+[.E283]-23" office:value-type="float" office:value="21" calcext:value-type="float">
            <text:p>2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83]+[.O283]*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84]+[.C284]+[.D284]+[.E284]-23" office:value-type="float" office:value="34" calcext:value-type="float">
            <text:p>34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35+[.B284]+[.O284]*2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85]+[.C285]+[.D285]+[.E285]-23"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5]+[.O285]*2" office:value-type="float" office:value="44" calcext:value-type="float">
            <text:p>44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286]+[.C286]+[.D286]+[.E286]-23" office:value-type="float" office:value="17" calcext:value-type="float">
            <text:p>17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6]+[.O286]*2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287]+[.C287]+[.D287]+[.E287]-23" office:value-type="float" office:value="15" calcext:value-type="float">
            <text:p>1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35+[.B287]+[.O287]*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88]+[.C288]+[.D288]+[.E288]-23" office:value-type="float" office:value="22" calcext:value-type="float">
            <text:p>22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8]+[.O288]*2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289]+[.C289]+[.D289]+[.E289]-23" office:value-type="float" office:value="16" calcext:value-type="float">
            <text:p>1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89]+[.O289]*2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90]+[.C290]+[.D290]+[.E290]-23" office:value-type="float" office:value="32" calcext:value-type="float">
            <text:p>32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35+[.B290]+[.O290]*2" office:value-type="float" office:value="59" calcext:value-type="float">
            <text:p>59</text:p>
          </table:table-cell>
          <table:table-cell table:number-columns-repeated="1000"/>
        </table:table-row>
        <table:table-row table:style-name="ro2" table:number-rows-repeated="1048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0000-00-00T21:49:07.5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7:48:36.453000000</meta:creation-date>
    <dc:date>2015-01-05T21:50:11.443000000</dc:date>
    <meta:editing-duration>PT10H10M35S</meta:editing-duration>
    <meta:editing-cycles>186</meta:editing-cycles>
    <meta:generator>LibreOffice/4.1.5.3$Windows_x86 LibreOffice_project/1c1366bba2ba2b554cd2ca4d87c06da81c05d24</meta:generator>
    <meta:document-statistic meta:table-count="1" meta:cell-count="4412" meta:object-count="0"/>
  </office:meta>
</office:document-meta>
</file>